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1.605cm" fo:margin-left="-0.199cm" fo:margin-top="0cm" fo:margin-bottom="0cm" table:align="left" style:writing-mode="lr-tb"/>
    </style:style>
    <style:style style:name="Table1.A" style:family="table-column">
      <style:table-column-properties style:column-width="2.32cm"/>
    </style:style>
    <style:style style:name="Table1.B" style:family="table-column">
      <style:table-column-properties style:column-width="2.321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-left="0.5pt solid #00000a" fo:border-right="3pt solid #00000a" fo:border-top="0.5pt solid #00000a" fo:border-bottom="0.5pt solid #00000a"/>
    </style:style>
    <style:style style:name="Table1.B1" style:family="table-cell">
      <style:table-cell-properties fo:padding-left="0.199cm" fo:padding-right="0.191cm" fo:padding-top="0cm" fo:padding-bottom="0cm" fo:border-left="3pt solid #00000a" fo:border-right="3pt solid #00000a" fo:border-top="0.5pt solid #00000a" fo:border-bottom="0.5pt solid #00000a"/>
    </style:style>
    <style:style style:name="Table2" style:family="table">
      <style:table-properties style:width="16.249cm" fo:margin-left="-0.199cm" fo:margin-top="0cm" fo:margin-bottom="0cm" table:align="left" style:writing-mode="lr-tb"/>
    </style:style>
    <style:style style:name="Table2.A" style:family="table-column">
      <style:table-column-properties style:column-width="3.099cm"/>
    </style:style>
    <style:style style:name="Table2.B" style:family="table-column">
      <style:table-column-properties style:column-width="3.069cm"/>
    </style:style>
    <style:style style:name="Table2.C" style:family="table-column">
      <style:table-column-properties style:column-width="3.196cm"/>
    </style:style>
    <style:style style:name="Table2.D" style:family="table-column">
      <style:table-column-properties style:column-width="3.745cm"/>
    </style:style>
    <style:style style:name="Table2.E" style:family="table-column">
      <style:table-column-properties style:column-width="3.14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paragraph-properties>
        <style:tab-stops>
          <style:tab-stop style:position="13.194cm"/>
        </style:tab-stops>
      </style:paragraph-properties>
    </style:style>
    <style:style style:name="P2" style:family="paragraph" style:parent-style-name="Standard">
      <style:paragraph-properties fo:margin-top="0cm" fo:margin-bottom="0cm" style:contextual-spacing="false"/>
    </style:style>
    <style:style style:name="P3" style:family="paragraph" style:parent-style-name="Standard">
      <style:paragraph-properties fo:margin-top="0cm" fo:margin-bottom="0cm" style:contextual-spacing="false">
        <style:tab-stops>
          <style:tab-stop style:position="13.194cm"/>
        </style:tab-stops>
      </style:paragraph-properties>
    </style:style>
    <style:style style:name="P4" style:family="paragraph" style:parent-style-name="Standard" style:master-page-name="Standard">
      <style:paragraph-properties style:page-number="auto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fo:padding-left="0.254cm" fo:padding-right="0.254cm" fo:padding-top="0.127cm" fo:padding-bottom="0.127cm" fo:border="0.06pt solid #000000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ntwicklungsmodell</text:p>
      <table:table table:name="Table1" table:style-name="Table1">
        <table:table-column table:style-name="Table1.A"/>
        <table:table-column table:style-name="Table1.B" table:number-columns-repeated="4"/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</table:table-row>
      </table:table>
      <text:p text:style-name="P1"><text:tab/><draw:frame draw:style-name="fr1" text:anchor-type="char" svg:x="10.765cm" svg:y="-0.007cm" svg:width="3.563cm" svg:height="0.635cm" draw:z-index="0"><draw:text-box><text:p text:style-name="Frame_20_contents">Projektende (M5)</text:p></draw:text-box></draw:frame><draw:frame draw:style-name="fr1" text:anchor-type="char" svg:x="8.666cm" svg:y="0.012cm" svg:width="1.129cm" svg:height="0.635cm" draw:z-index="1"><draw:text-box><text:p text:style-name="Frame_20_contents">M4</text:p></draw:text-box></draw:frame><draw:frame draw:style-name="fr1" text:anchor-type="char" svg:x="3.921cm" svg:y="-0.007cm" svg:width="1.129cm" svg:height="0.617cm" draw:z-index="2"><draw:text-box><text:p text:style-name="Frame_20_contents">M2</text:p></draw:text-box></draw:frame><draw:frame draw:style-name="fr1" text:anchor-type="char" svg:x="6.144cm" svg:y="-0.007cm" svg:width="1.129cm" svg:height="0.635cm" draw:z-index="3"><draw:text-box><text:p text:style-name="Frame_20_contents">M3</text:p></draw:text-box></draw:frame><draw:frame draw:style-name="fr1" text:anchor-type="char" svg:x="1.646cm" svg:y="0.011cm" svg:width="1.129cm" svg:height="0.617cm" draw:z-index="4"><draw:text-box><text:p text:style-name="Frame_20_contents">M1</text:p></draw:text-box></draw:frame></text:p>
      <text:p text:style-name="P1">Zwischen 2 senkrechten Strichen ist eine Iteration (=5 Tage)<text:tab/></text:p>
      <text:p text:style-name="P1">Meilensteine (M1-M5). Diese definieren wann Artefakte begonnen werden, bzw. beendet werden sollen.</text:p>
      <text:p text:style-name="P1">1 Iteration = 1 Woche<text:line-break/></text:p>
      <text:p text:style-name="P1">Anfang der Iteration<text:line-break/>1. Tag einer Iteration:<text:line-break/>a) Neue Task/ Epics in Backlog aufnehmen [mind. Teamleitung anwesend]<text:line-break/>b) Einen Teil der Epics aufspalten in Tasks (nehme high business value &amp; high risk zu erst) -&gt; Ein Task sollte zwischen 2h und einem Tag dauern [mind. Teamleitungen anwesend]<text:line-break/>c) Priorisierung und Bewertung von Tasks mit Punkten.<text:line-break/> Zuteilung der Tasks auf den aktuellen Sprint -&gt; Obergrenze für einen Sprint festlegen.<text:line-break/>[Alle anwesend die Tasks bearbeiten]. Bewertet wird gegen einen Referenztask mit Punkten.</text:p>
      <text:p text:style-name="P1">Dann Durchführung der Tasks im Sprint. Während einer Iteration dürfen keine Tasks hinzugefügt werden, außer es sind die vorhandenen bereits abgearbeitet.</text:p>
      <text:p text:style-name="P1"/>
      <text:p text:style-name="P1">Ende der Iteration:<text:line-break/>Prototyp-&gt; Kunden Feedback einholen<text:line-break/>Sprint Retrospektive a) Teamintern und b) Teamleitung und PM <text:line-break/>Prozessevaluation/-verbesserung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Source Code</text:p>
          </table:table-cell>
          <table:table-cell table:style-name="Table2.A1" office:value-type="string">
            <text:p text:style-name="P3">Architekturdoku</text:p>
          </table:table-cell>
          <table:table-cell table:style-name="Table2.A1" office:value-type="string">
            <text:p text:style-name="P3">Installationsanleitung</text:p>
          </table:table-cell>
          <table:table-cell table:style-name="Table2.A1" office:value-type="string">
            <text:p text:style-name="P3">Testreports</text:p>
          </table:table-cell>
        </table:table-row>
        <table:table-row table:style-name="Table2.1">
          <table:table-cell table:style-name="Table2.A1" office:value-type="string">
            <text:p text:style-name="P3">gestartet</text:p>
          </table:table-cell>
          <table:table-cell table:style-name="Table2.A1" office:value-type="string">
            <text:p text:style-name="P3">M1</text:p>
          </table:table-cell>
          <table:table-cell table:style-name="Table2.A1" office:value-type="string">
            <text:p text:style-name="P3">M1</text:p>
          </table:table-cell>
          <table:table-cell table:style-name="Table2.A1" office:value-type="string">
            <text:p text:style-name="P3">M2</text:p>
          </table:table-cell>
          <table:table-cell table:style-name="Table2.A1" office:value-type="string">
            <text:p text:style-name="P3">M1<text:bookmark text:name="_GoBack"/></text:p>
          </table:table-cell>
        </table:table-row>
        <table:table-row table:style-name="Table2.1">
          <table:table-cell table:style-name="Table2.A1" office:value-type="string">
            <text:p text:style-name="P3">95% || fertig</text:p>
          </table:table-cell>
          <table:table-cell table:style-name="Table2.A1" office:value-type="string">
            <text:p text:style-name="P3">M4</text:p>
          </table:table-cell>
          <table:table-cell table:style-name="Table2.A1" office:value-type="string">
            <text:p text:style-name="P3">M4</text:p>
          </table:table-cell>
          <table:table-cell table:style-name="Table2.A1" office:value-type="string">
            <text:p text:style-name="P3">M5</text:p>
          </table:table-cell>
          <table:table-cell table:style-name="Table2.A1" office:value-type="string">
            <text:p text:style-name="P3">M5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DE" style:letter-kerning="true" style:font-name-asian="Droid Sans Fallback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letter-kerning="true" style:font-name-asian="Droid Sans Fallback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u</meta:initial-creator>
    <dc:creator>Chau</dc:creator>
    <meta:editing-cycles>14</meta:editing-cycles>
    <meta:creation-date>2016-05-12T09:53:00</meta:creation-date>
    <dc:date>2016-05-13T07:40:00</dc:date>
    <meta:editing-duration>P0D</meta:editing-duration>
    <meta:generator>LibreOffice/4.2.8.2$Linux_X86_64 LibreOffice_project/420m0$Build-2</meta:generator>
    <meta:document-statistic meta:table-count="2" meta:image-count="0" meta:object-count="0" meta:page-count="1" meta:paragraph-count="27" meta:word-count="168" meta:character-count="1144" meta:non-whitespace-character-count="99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